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9.06mm"/>
    </style:style>
    <style:style style:name="co2" style:family="table-column">
      <style:table-column-properties fo:break-before="auto" style:column-width="192.65mm"/>
    </style:style>
    <style:style style:name="co3" style:family="table-column">
      <style:table-column-properties fo:break-before="auto" style:column-width="29.23mm"/>
    </style:style>
    <style:style style:name="co4" style:family="table-column">
      <style:table-column-properties fo:break-before="auto" style:column-width="16.3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16.63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3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order-bottom="0.06pt solid #929292" fo:border-left="0.06pt solid #929292" fo:border-right="1.3pt solid #929292" fo:border-top="0.06pt solid #929292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9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language="nl" fo:country="NL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able-cell-properties fo:border-bottom="0.06pt solid #929292" style:text-align-source="fix" style:repeat-content="false" fo:border-left="0.06pt solid #929292" fo:border-right="1.3pt solid #929292" fo:border-top="0.06pt solid #929292"/>
      <style:paragraph-properties fo:text-align="center" fo:margin-left="0mm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8"/>
        <table:table-column table:style-name="co5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Note link (only tracked imgur links)</text:p>
          </table:table-cell>
          <table:table-cell table:style-name="ce2" office:value-type="string" calcext:value-type="string">
            <text:p>Token Number</text:p>
          </table:table-cell>
          <table:table-cell table:style-name="ce2" office:value-type="string" calcext:value-type="string">
            <text:p>Saved?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office:value-type="string" calcext:value-type="string">
            <text:p>Page 2</text:p>
          </table:table-cell>
          <table:table-cell table:style-name="ce2" table:number-columns-repeated="1023"/>
        </table:table-row>
        <table:table-row table:style-name="ro1"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http://i.imgur.com/VJjl9zo.png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string" calcext:value-type="string">
            <text:p>y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office:value-type="string" calcext:value-type="string">
            <text:p>Page 3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rger</text:p>
          </table:table-cell>
          <table:table-cell table:style-name="ce5" office:value-type="string" calcext:value-type="string">
            <text:p><text:a xlink:href="http://i.imgur.com/n8wzFYd.png" xlink:type="simple">http://i.imgur.com/n8wzFYd.png</text:a></text:p>
          </table:table-cell>
          <table:table-cell table:style-name="ce10" office:value-type="float" office:value="368" calcext:value-type="float">
            <text:p>368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argest</text:p>
          </table:table-cell>
          <table:table-cell table:style-name="ce5" office:value-type="string" calcext:value-type="string">
            <text:p><text:a xlink:href="http://i.imgur.com/AmVRhlP.png" xlink:type="simple">http://i.imgur.com/AmVRhlP.png</text:a>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arge</text:p>
          </table:table-cell>
          <table:table-cell table:style-name="ce5" office:value-type="string" calcext:value-type="string">
            <text:p><text:a xlink:href="http://i.imgur.com/N9w4CgT.png" xlink:type="simple">http://i.imgur.com/N9w4CgT.png</text:a></text:p>
          </table:table-cell>
          <table:table-cell table:style-name="ce10" office:value-type="float" office:value="370" calcext:value-type="float">
            <text:p>370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oad Settings</text:p>
          </table:table-cell>
          <table:table-cell table:style-name="ce5" office:value-type="string" calcext:value-type="string">
            <text:p><text:a xlink:href="http://i.imgur.com/7hi4hEj.png" xlink:type="simple">http://i.imgur.com/7hi4hEj.png</text:a>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<text:a xlink:href="http://i.imgur.com/Gy9D9Bx.png" xlink:type="simple">http://i.imgur.com/Gy9D9Bx.png</text:a></text:p>
          </table:table-cell>
          <table:table-cell table:style-name="ce10" office:value-type="float" office:value="382" calcext:value-type="float">
            <text:p>382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<text:a xlink:href="http://i.imgur.com/i9mDrSN.png" xlink:type="simple">http://i.imgur.com/i9mDrSN.png</text:a></text:p>
          </table:table-cell>
          <table:table-cell table:style-name="ce10" office:value-type="float" office:value="394" calcext:value-type="float">
            <text:p>394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No. Unless you deleted your settings, the settings file will still be there but we have no way of associating it with you.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</text:p>
            <text:p>Near the bottom of the cloud save box - <text:a xlink:href="http://i.imgur.com/SBNFBhX.png" xlink:type="simple">http://i.imgur.com/SBNFBhX.png</text:a></text:p>
          </table:table-cell>
          <table:table-cell table:style-name="ce10" office:value-type="float" office:value="393" calcext:value-type="float">
            <text:p>393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On &amp; scrolling</text:p>
          </table:table-cell>
          <table:table-cell table:style-name="ce5" office:value-type="string" calcext:value-type="string">
            <text:p><text:a xlink:href="http://i.imgur.com/TIY3iVP.png" xlink:type="simple">http://i.imgur.com/TIY3iVP.png</text:a></text:p>
          </table:table-cell>
          <table:table-cell table:style-name="ce10" office:value-type="float" office:value="399" calcext:value-type="float">
            <text:p>399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Only the settings that you have changed. They are detailed on the %s page.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</text:p>
            <text:p>Then - <text:a xlink:href="http://i.imgur.com/dHMDVEo.png" xlink:type="simple">http://i.imgur.com/dHMDVEo.png</text:a>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assphrases cannot feasibly be reverse engineered from a key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</text:p>
            <text:p>Then - <text:a xlink:href="http://i.imgur.com/pN6edwb.png" xlink:type="simple">http://i.imgur.com/pN6edwb.png</text:a></text:p>
          </table:table-cell>
          <table:table-cell table:style-name="ce10" office:value-type="float" office:value="411" calcext:value-type="float">
            <text:p>411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ush "%s". This removes the data from the cloud, but it remains in your browser until you click on "%s".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</text:p>
            <text:p>Then - <text:a xlink:href="http://i.imgur.com/tqoXH0Y.png" xlink:type="simple">http://i.imgur.com/tqoXH0Y.png</text:a></text:p>
          </table:table-cell>
          <table:table-cell table:style-name="ce10" office:value-type="float" office:value="420" calcext:value-type="float">
            <text:p>420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age 4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See Also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</text:p>
            <text:p>Then at the bottom of the cloud save box - <text:a xlink:href="http://i.imgur.com/4Jo3jAf.png" xlink:type="simple">http://i.imgur.com/4Jo3jAf.png</text:a>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how pass phrase</text:p>
          </table:table-cell>
          <table:table-cell table:style-name="ce5" office:value-type="string" calcext:value-type="string">
            <text:p>Click "Load Settings" - <text:a xlink:href="http://i.imgur.com/cii6KqL.png" xlink:type="simple">http://i.imgur.com/cii6KqL.png</text:a></text:p>
            <text:p>Then - <text:a xlink:href="http://i.imgur.com/nOvjdKb.png" xlink:type="simple">http://i.imgur.com/nOvjdKb.png</text:a></text:p>
          </table:table-cell>
          <table:table-cell table:style-name="ce10" office:value-type="float" office:value="441" calcext:value-type="float">
            <text:p>441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mall</text:p>
          </table:table-cell>
          <table:table-cell table:style-name="ce5" office:value-type="string" calcext:value-type="string">
            <text:p><text:a xlink:href="http://i.imgur.com/wG6ioeG.png" xlink:type="simple">http://i.imgur.com/wG6ioeG.png</text:a></text:p>
          </table:table-cell>
          <table:table-cell table:style-name="ce10" office:value-type="float" office:value="446" calcext:value-type="float">
            <text:p>446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uper wide</text:p>
          </table:table-cell>
          <table:table-cell table:style-name="ce5" office:value-type="string" calcext:value-type="string">
            <text:p><text:a xlink:href="http://i.imgur.com/hAG8srI.png" xlink:type="simple">http://i.imgur.com/hAG8srI.png</text:a></text:p>
          </table:table-cell>
          <table:table-cell table:style-name="ce10" office:value-type="float" office:value="451" calcext:value-type="float">
            <text:p>451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he cloud save bookmarklet is a URL that automatically enables cloud save.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 Then look in the cloud save box - <text:a xlink:href="http://i.imgur.com/fIEYjbI.png" xlink:type="simple">http://i.imgur.com/fIEYjbI.png</text:a>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he benefit of this over using the URL parameters bookmarklet is that when you change settings, they will automatically be saved in the cloud.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 Then in the cloud save box - <text:a xlink:href="http://i.imgur.com/elru00b.png" xlink:type="simple">http://i.imgur.com/elru00b.png</text:a></text:p>
          </table:table-cell>
          <table:table-cell table:style-name="ce10" office:value-type="float" office:value="459" calcext:value-type="float">
            <text:p>459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his has a few benefits: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 Then in the cloud save box - <text:a xlink:href="http://i.imgur.com/d2RxxQ8.png" xlink:type="simple">http://i.imgur.com/d2RxxQ8.png</text:a></text:p>
          </table:table-cell>
          <table:table-cell table:style-name="ce10" office:value-type="float" office:value="463" calcext:value-type="float">
            <text:p>463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e do not have usernames and we don't store any personally identifiable information.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 Then in the cloud save box - <text:a xlink:href="http://i.imgur.com/pZ0pyIJ.png" xlink:type="simple">http://i.imgur.com/pZ0pyIJ.png</text:a></text:p>
          </table:table-cell>
          <table:table-cell table:style-name="ce10" office:value-type="float" office:value="478" calcext:value-type="float">
            <text:p>478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e cannot reverse the passphrase key generation.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 Then in the cloud save box - <text:a xlink:href="http://i.imgur.com/vBsbibl.png" xlink:type="simple">http://i.imgur.com/vBsbibl.png</text:a></text:p>
          </table:table-cell>
          <table:table-cell table:style-name="ce10" office:value-type="float" office:value="477" calcext:value-type="float">
            <text:p>477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e don't associate your IP address or browser fingerprint or any other information with the file.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 Then in the cloud save box - <text:a xlink:href="http://i.imgur.com/tbzpD5S.png" xlink:type="simple">http://i.imgur.com/tbzpD5S.png</text:a></text:p>
          </table:table-cell>
          <table:table-cell table:style-name="ce10" office:value-type="float" office:value="482" calcext:value-type="float">
            <text:p>482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e save the settings file on Amazon S3 using the generated key as the name.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 Then in the cloud save box - <text:a xlink:href="http://i.imgur.com/DZOnHhY.png" xlink:type="simple">http://i.imgur.com/DZOnHhY.png</text:a></text:p>
          </table:table-cell>
          <table:table-cell table:style-name="ce10" office:value-type="float" office:value="483" calcext:value-type="float">
            <text:p>483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hat information gets saved?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 Then in the cloud save box - <text:a xlink:href="http://i.imgur.com/ta4V0Xy.png" xlink:type="simple">http://i.imgur.com/ta4V0Xy.png</text:a></text:p>
          </table:table-cell>
          <table:table-cell table:style-name="ce10" office:value-type="float" office:value="485" calcext:value-type="float">
            <text:p>485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hat is the cloud save bookmarklet and how does it differ from the URL parameter bookmarklet?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 Then in the cloud save box - <text:a xlink:href="http://i.imgur.com/YrfhzTL.png" xlink:type="simple">http://i.imgur.com/YrfhzTL.png</text:a></text:p>
          </table:table-cell>
          <table:table-cell table:style-name="ce10" office:value-type="float" office:value="486" calcext:value-type="float">
            <text:p>486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hat is this?</text:p>
          </table:table-cell>
          <table:table-cell table:style-name="ce5" office:value-type="string" calcext:value-type="string">
            <text:p><text:a xlink:href="http://i.imgur.com/fDEZ8XN.png" xlink:type="simple">http://i.imgur.com/fDEZ8XN.png</text:a></text:p>
          </table:table-cell>
          <table:table-cell table:style-name="ce10" office:value-type="float" office:value="487" calcext:value-type="float">
            <text:p>487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ide</text:p>
          </table:table-cell>
          <table:table-cell table:style-name="ce5" office:value-type="string" calcext:value-type="string">
            <text:p><text:a xlink:href="http://i.imgur.com/SOkVdkM.png" xlink:type="simple">http://i.imgur.com/SOkVdkM.png</text:a></text:p>
          </table:table-cell>
          <table:table-cell table:style-name="ce10" office:value-type="float" office:value="489" calcext:value-type="float">
            <text:p>489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You can restore your settings after deleting cookies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 In the cloud save box - <text:a xlink:href="http://i.imgur.com/pVjCXmw.png" xlink:type="simple">http://i.imgur.com/pVjCXmw.png</text:a></text:p>
          </table:table-cell>
          <table:table-cell table:style-name="ce10" office:value-type="float" office:value="495" calcext:value-type="float">
            <text:p>495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You can do this by saving your settings under a different passphrase, optionally deleting the first set.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 In the cloud save box - <text:a xlink:href="http://i.imgur.com/bGPC1Pf.png" xlink:type="simple">http://i.imgur.com/bGPC1Pf.png</text:a></text:p>
          </table:table-cell>
          <table:table-cell table:style-name="ce10" office:value-type="float" office:value="494" calcext:value-type="float">
            <text:p>494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 </text:p>
            <text:p>Yes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 Then at the bottom of the cloud save box - <text:a xlink:href="http://i.imgur.com/U73iTqu.png" xlink:type="simple">http://i.imgur.com/U73iTqu.png</text:a></text:p>
          </table:table-cell>
          <table:table-cell table:style-name="ce10" office:value-type="float" office:value="492" calcext:value-type="float">
            <text:p>492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You can use Anonymous Cloud Save to store your settings in a more permanent way (on a remote server in the cloud).</text:p>
          </table:table-cell>
          <table:table-cell table:style-name="ce5" office:value-type="string" calcext:value-type="string">
            <text:p>Click "Show Bookmarklet and Settings Data" - <text:a xlink:href="http://i.imgur.com/WyGptiV.png" xlink:type="simple">http://i.imgur.com/WyGptiV.png</text:a> In the box that opens - <text:a xlink:href="http://i.imgur.com/iO3Ja0e.png" xlink:type="simple">http://i.imgur.com/iO3Ja0e.png</text:a></text:p>
          </table:table-cell>
          <table:table-cell table:style-name="ce10" office:value-type="float" office:value="498" calcext:value-type="float">
            <text:p>498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You can share your settings among computers and browsers.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 In the cloud save box - <text:a xlink:href="http://i.imgur.com/tABFqCY.png" xlink:type="simple">http://i.imgur.com/tABFqCY.png</text:a></text:p>
          </table:table-cell>
          <table:table-cell table:style-name="ce10" office:value-type="float" office:value="496" calcext:value-type="float">
            <text:p>496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You can store several sets of settings for different purposes.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 In the cloud save box - <text:a xlink:href="http://i.imgur.com/u2XeiaU.png" xlink:type="simple">http://i.imgur.com/u2XeiaU.png</text:a></text:p>
          </table:table-cell>
          <table:table-cell table:style-name="ce10" office:value-type="float" office:value="497" calcext:value-type="float">
            <text:p>497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Your passphrase is used to generate a key using the Secure Hash Algorithm known as %s, using a %s bit key.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 In the cloud save box - <text:a xlink:href="http://i.imgur.com/9erCvdE.png" xlink:type="simple">http://i.imgur.com/9erCvdE.png</text:a>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Your passphrase never leaves the browser, only the key and the settings file associated with it.</text:p>
          </table:table-cell>
          <table:table-cell table:style-name="ce5" office:value-type="string" calcext:value-type="string">
            <text:p>Click "What is this?" - <text:a xlink:href="http://i.imgur.com/KhmRHth.png" xlink:type="simple">http://i.imgur.com/KhmRHth.png</text:a> In the cloud save box - <text:a xlink:href="http://i.imgur.com/xwcnjZL.png" xlink:type="simple">http://i.imgur.com/xwcnjZL.png</text:a></text:p>
          </table:table-cell>
          <table:table-cell table:style-name="ce10" office:value-type="float" office:value="501" calcext:value-type="float">
            <text:p>501</text:p>
          </table:table-cell>
          <table:table-cell table:style-name="ce10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age 6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Enable cloud save by entering your existing passphrase. </text:p>
          </table:table-cell>
          <table:table-cell table:style-name="ce6" office:value-type="string" calcext:value-type="string">
            <text:p>Click "What is this?" - </text:p>
            <text:p><text:a xlink:href="http://i.imgur.com/KhmRHth.png" xlink:type="simple">http://i.imgur.com/KhmRHth.png </text:a>In the cloud save box - <text:a xlink:href="http://i.imgur.com/fUS6WAi.png" xlink:type="simple">http://i.imgur.com/fUS6WAi.png</text:a> 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News Articles </text:p>
          </table:table-cell>
          <table:table-cell table:style-name="ce6" office:value-type="string" calcext:value-type="string">
            <text:p><text:a xlink:href="http://i.imgur.com/1QgHl7k.png" xlink:type="simple">http://i.imgur.com/1QgHl7k.png</text:a> </text:p>
          </table:table-cell>
          <table:table-cell table:style-name="ce6" office:value-type="float" office:value="860" calcext:value-type="float">
            <text:p>860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ore %s </text:p>
          </table:table-cell>
          <table:table-cell table:style-name="ce6" office:value-type="string" calcext:value-type="string">
            <text:p><text:a xlink:href="http://i.imgur.com/1VMA1Up.png" xlink:type="simple">http://i.imgur.com/1VMA1Up.png</text:a> </text:p>
          </table:table-cell>
          <table:table-cell table:style-name="ce6" office:value-type="float" office:value="861" calcext:value-type="float">
            <text:p>861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age 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Watch Here </text:p>
          </table:table-cell>
          <table:table-cell table:style-name="ce6" office:value-type="string" calcext:value-type="string">
            <text:p>e.g. Video search viewing options: <text:a xlink:href="http://i.imgur.com/ofZeLRn.png" xlink:type="simple">http://i.imgur.com/ofZeLRn.png</text:a> </text:p>
          </table:table-cell>
          <table:table-cell table:style-name="ce6" office:value-type="float" office:value="864" calcext:value-type="float">
            <text:p>864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se DuckDuckGo for PaleMoon search? </text:p>
          </table:table-cell>
          <table:table-cell table:style-name="ce6" office:value-type="string" calcext:value-type="string">
            <text:p>using. This example uses Firefox: <text:a xlink:href="http://i.imgur.com/1EUlKXk.png" xlink:type="simple">http://i.imgur.com/1EUlKXk.png</text:a> </text:p>
          </table:table-cell>
          <table:table-cell table:style-name="ce6" office:value-type="float" office:value="902" calcext:value-type="float">
            <text:p>902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se in %sSafari%s </text:p>
          </table:table-cell>
          <table:table-cell table:style-name="ce6" office:value-type="string" calcext:value-type="string">
            <text:p>e.g. for Firefox <text:a xlink:href="http://i.imgur.com/hxeeOPr.png" xlink:type="simple">http://i.imgur.com/hxeeOPr.png</text:a> </text:p>
          </table:table-cell>
          <table:table-cell table:style-name="ce6" office:value-type="float" office:value="903" calcext:value-type="float">
            <text:p>903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ore DuckDuckGo? </text:p>
          </table:table-cell>
          <table:table-cell table:style-name="ce6" office:value-type="string" calcext:value-type="string">
            <text:p>option on the bottom of the homepage (after clicking) : <text:a xlink:href="http://i.imgur.com/4jmtkCs.png" xlink:type="simple">http://i.imgur.com/4jmtkCs.png</text:a> </text:p>
          </table:table-cell>
          <table:table-cell table:style-name="ce6" office:value-type="float" office:value="906" calcext:value-type="float">
            <text:p>906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se in %sOpera%s </text:p>
          </table:table-cell>
          <table:table-cell table:style-name="ce6" office:value-type="string" calcext:value-type="string">
            <text:p>e.g. for Firefox <text:a xlink:href="http://i.imgur.com/hxeeOPr.png" xlink:type="simple">http://i.imgur.com/hxeeOPr.png</text:a> </text:p>
          </table:table-cell>
          <table:table-cell table:style-name="ce6" office:value-type="float" office:value="904" calcext:value-type="float">
            <text:p>904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se in %sMaxthon%s </text:p>
          </table:table-cell>
          <table:table-cell table:style-name="ce6" office:value-type="string" calcext:value-type="string">
            <text:p>e.g. for Firefox <text:a xlink:href="http://i.imgur.com/hxeeOPr.png" xlink:type="simple">http://i.imgur.com/hxeeOPr.png</text:a> </text:p>
          </table:table-cell>
          <table:table-cell table:style-name="ce6" office:value-type="float" office:value="905" calcext:value-type="float">
            <text:p>905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nstall DuckDuckGo Safari Extension? </text:p>
          </table:table-cell>
          <table:table-cell table:style-name="ce6" office:value-type="string" calcext:value-type="string">
            <text:p>On the homepage, after clicking "use in Safari" <text:a xlink:href="http://i.imgur.com/rhp7iTI.png" xlink:type="simple">http://i.imgur.com/rhp7iTI.png</text:a> </text:p>
          </table:table-cell>
          <table:table-cell table:style-name="ce6" office:value-type="float" office:value="910" calcext:value-type="float">
            <text:p>910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ore ways to add DuckDuckGo to Firefox </text:p>
          </table:table-cell>
          <table:table-cell table:style-name="ce6" office:value-type="string" calcext:value-type="string">
            <text:p>On the homepage, under the options at the bottom.   E.g. (for Firefox) <text:a xlink:href="http://i.imgur.com/P25pDaZ.png" xlink:type="simple">http://i.imgur.com/P25pDaZ.png</text:a> </text:p>
          </table:table-cell>
          <table:table-cell table:style-name="ce6" office:value-type="float" office:value="909" calcext:value-type="float">
            <text:p>909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ore ways to add DuckDuckGo to Maxthon </text:p>
          </table:table-cell>
          <table:table-cell table:style-name="ce6" office:value-type="string" calcext:value-type="string">
            <text:p>On the homepage, under the options at the bottom.   E.g. (for Firefox) <text:a xlink:href="http://i.imgur.com/P25pDaZ.png" xlink:type="simple">http://i.imgur.com/P25pDaZ.png</text:a> </text:p>
          </table:table-cell>
          <table:table-cell table:style-name="ce6" office:value-type="float" office:value="907" calcext:value-type="float">
            <text:p>907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ore ways to add DuckDuckGo to Opera </text:p>
          </table:table-cell>
          <table:table-cell table:style-name="ce6" office:value-type="string" calcext:value-type="string">
            <text:p>On the homepage, under the options at the bottom.   E.g. (for Firefox) <text:a xlink:href="http://i.imgur.com/P25pDaZ.png" xlink:type="simple">http://i.imgur.com/P25pDaZ.png</text:a> </text:p>
          </table:table-cell>
          <table:table-cell table:style-name="ce6" office:value-type="float" office:value="908" calcext:value-type="float">
            <text:p>908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ore ways to add DuckDuckGo to IE </text:p>
          </table:table-cell>
          <table:table-cell table:style-name="ce6" office:value-type="string" calcext:value-type="string">
            <text:p>On the homepage, under the options at the bottom.   E.g. (for Firefox) <text:a xlink:href="http://i.imgur.com/P25pDaZ.png" xlink:type="simple">http://i.imgur.com/P25pDaZ.png</text:a> </text:p>
          </table:table-cell>
          <table:table-cell table:style-name="ce6" office:value-type="float" office:value="911" calcext:value-type="float">
            <text:p>911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Use in %sIE%s </text:p>
          </table:table-cell>
          <table:table-cell table:style-name="ce6" office:value-type="string" calcext:value-type="string">
            <text:p>Bottom of homepage "Use in ___"  </text:p>
            <text:p> </text:p>
            <text:p>___ = your browser </text:p>
            <text:p> </text:p>
            <text:p>e.g. for Firefox <text:a xlink:href="http://i.imgur.com/hxeeOPr.png" xlink:type="simple">http://i.imgur.com/hxeeOPr.png</text:a> </text:p>
          </table:table-cell>
          <table:table-cell table:style-name="ce6" office:value-type="float" office:value="913" calcext:value-type="float">
            <text:p>913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ore ways to add DuckDuckGo to Chrome </text:p>
          </table:table-cell>
          <table:table-cell table:style-name="ce6" office:value-type="string" calcext:value-type="string">
            <text:p>On the homepage, under the options at the bottom.   E.g. (for Firefox) <text:a xlink:href="http://i.imgur.com/P25pDaZ.png" xlink:type="simple">http://i.imgur.com/P25pDaZ.png</text:a> </text:p>
          </table:table-cell>
          <table:table-cell table:style-name="ce6" office:value-type="float" office:value="915" calcext:value-type="float">
            <text:p>915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Use DuckDuckGo for IE search? </text:p>
          </table:table-cell>
          <table:table-cell table:style-name="ce6" office:value-type="string" calcext:value-type="string">
            <text:p>On the homepage, the first option for "Use in ____" will show additional text for whichever browser you're using. This example uses Firefox: <text:a xlink:href="http://i.imgur.com/1EUlKXk.png" xlink:type="simple">http://i.imgur.com/1EUlKXk.png</text:a> </text:p>
          </table:table-cell>
          <table:table-cell table:style-name="ce6" office:value-type="float" office:value="914" calcext:value-type="float">
            <text:p>914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se DuckDuckGo for Firefox search? </text:p>
          </table:table-cell>
          <table:table-cell table:style-name="ce6" office:value-type="string" calcext:value-type="string">
            <text:p><text:a xlink:href="http://i.imgur.com/1EUlKXk.png" xlink:type="simple">http://i.imgur.com/1EUlKXk.png</text:a> </text:p>
          </table:table-cell>
          <table:table-cell table:style-name="ce6" office:value-type="float" office:value="917" calcext:value-type="float">
            <text:p>917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nstall DuckDuckGo Speed Dial? </text:p>
          </table:table-cell>
          <table:table-cell table:style-name="ce6" office:value-type="string" calcext:value-type="string">
            <text:p>After clicking "set as homepage" in Opera: <text:a xlink:href="http://i.imgur.com/4aHdsUc.png" xlink:type="simple">http://i.imgur.com/4aHdsUc.png</text:a> </text:p>
          </table:table-cell>
          <table:table-cell table:style-name="ce6" office:value-type="float" office:value="916" calcext:value-type="float">
            <text:p>916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et %sApp%s </text:p>
          </table:table-cell>
          <table:table-cell table:style-name="ce6" office:value-type="string" calcext:value-type="string">
            <text:p>On iOS in the Menu: <text:a xlink:href="http://i.imgur.com/LX8ctxZ.png" xlink:type="simple">http://i.imgur.com/LX8ctxZ.png</text:a> </text:p>
          </table:table-cell>
          <table:table-cell table:style-name="ce6" office:value-type="float" office:value="920" calcext:value-type="float">
            <text:p>920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ore ways to add DuckDuckGo to SeaMonkey </text:p>
          </table:table-cell>
          <table:table-cell table:style-name="ce6" office:value-type="string" calcext:value-type="string">
            <text:p>On the homepage, under the options at the bottom.   E.g. (for Firefox) <text:a xlink:href="http://i.imgur.com/P25pDaZ.png" xlink:type="simple">http://i.imgur.com/P25pDaZ.png</text:a> </text:p>
          </table:table-cell>
          <table:table-cell table:style-name="ce6" office:value-type="float" office:value="918" calcext:value-type="float">
            <text:p>918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se in %sSeaMonkey%s </text:p>
          </table:table-cell>
          <table:table-cell table:style-name="ce6" office:value-type="string" calcext:value-type="string">
            <text:p>e.g. for Firefox <text:a xlink:href="http://i.imgur.com/hxeeOPr.png" xlink:type="simple">http://i.imgur.com/hxeeOPr.png</text:a> </text:p>
          </table:table-cell>
          <table:table-cell table:style-name="ce6" office:value-type="float" office:value="919" calcext:value-type="float">
            <text:p>919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se in %sChrome%s </text:p>
          </table:table-cell>
          <table:table-cell table:style-name="ce6" office:value-type="string" calcext:value-type="string">
            <text:p>e.g. for Firefox <text:a xlink:href="http://i.imgur.com/hxeeOPr.png" xlink:type="simple">http://i.imgur.com/hxeeOPr.png</text:a> </text:p>
          </table:table-cell>
          <table:table-cell table:style-name="ce6" office:value-type="float" office:value="921" calcext:value-type="float">
            <text:p>921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t DuckDuckGo as your start page? </text:p>
          </table:table-cell>
          <table:table-cell table:style-name="ce6" office:value-type="string" calcext:value-type="string">
            <text:p>On the homepage under "Set as Homepage" for some browsers: <text:a xlink:href="http://i.imgur.com/kZYUn0i.png" xlink:type="simple">http://i.imgur.com/kZYUn0i.png</text:a> </text:p>
          </table:table-cell>
          <table:table-cell table:style-name="ce6" office:value-type="float" office:value="923" calcext:value-type="float">
            <text:p>923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se in %sPaleMoon%s </text:p>
          </table:table-cell>
          <table:table-cell table:style-name="ce6" office:value-type="string" calcext:value-type="string">
            <text:p>e.g. for Firefox <text:a xlink:href="http://i.imgur.com/hxeeOPr.png" xlink:type="simple">http://i.imgur.com/hxeeOPr.png</text:a> </text:p>
          </table:table-cell>
          <table:table-cell table:style-name="ce6" office:value-type="float" office:value="922" calcext:value-type="float">
            <text:p>922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se in %sArora%s </text:p>
          </table:table-cell>
          <table:table-cell table:style-name="ce6" office:value-type="string" calcext:value-type="string">
            <text:p>e.g. for Firefox <text:a xlink:href="http://i.imgur.com/hxeeOPr.png" xlink:type="simple">http://i.imgur.com/hxeeOPr.png</text:a> </text:p>
          </table:table-cell>
          <table:table-cell table:style-name="ce6" office:value-type="float" office:value="924" calcext:value-type="float">
            <text:p>924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t as %sHomepage%s </text:p>
          </table:table-cell>
          <table:table-cell table:style-name="ce6" office:value-type="string" calcext:value-type="string">
            <text:p>bottom of homepage e.g. <text:a xlink:href="http://i.imgur.com/EQvSDG8.png" xlink:type="simple">http://i.imgur.com/EQvSDG8.png</text:a> </text:p>
          </table:table-cell>
          <table:table-cell table:style-name="ce6" office:value-type="float" office:value="926" calcext:value-type="float">
            <text:p>926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ore ways to add DuckDuckGo to PaleMoon </text:p>
          </table:table-cell>
          <table:table-cell table:style-name="ce6" office:value-type="string" calcext:value-type="string">
            <text:p>On the homepage, under the options at the bottom.   E.g. (for Firefox) <text:a xlink:href="http://i.imgur.com/P25pDaZ.png" xlink:type="simple">http://i.imgur.com/P25pDaZ.png</text:a> </text:p>
          </table:table-cell>
          <table:table-cell table:style-name="ce6" office:value-type="float" office:value="927" calcext:value-type="float">
            <text:p>927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ore ways to add DuckDuckGo to Safari </text:p>
          </table:table-cell>
          <table:table-cell table:style-name="ce6" office:value-type="string" calcext:value-type="string">
            <text:p>On the homepage, under the options at the bottom.   E.g. (for Firefox) <text:a xlink:href="http://i.imgur.com/P25pDaZ.png" xlink:type="simple">http://i.imgur.com/P25pDaZ.png</text:a> </text:p>
          </table:table-cell>
          <table:table-cell table:style-name="ce6" office:value-type="float" office:value="931" calcext:value-type="float">
            <text:p>931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earn %sMore%s </text:p>
          </table:table-cell>
          <table:table-cell table:style-name="ce6" office:value-type="string" calcext:value-type="string">
            <text:p>Option at the bottom of the homepage: <text:a xlink:href="http://i.imgur.com/HEtEDYE.png" xlink:type="simple">http://i.imgur.com/HEtEDYE.png</text:a> </text:p>
          </table:table-cell>
          <table:table-cell table:style-name="ce6" office:value-type="float" office:value="928" calcext:value-type="float">
            <text:p>928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nstall DuckDuckGo Opera Add-on? </text:p>
          </table:table-cell>
          <table:table-cell table:style-name="ce6" office:value-type="string" calcext:value-type="string">
            <text:p>When using Opera browser, on the homepage under "Use in Opera" <text:a xlink:href="http://i.imgur.com/Z36FFLJ.png" xlink:type="simple">http://i.imgur.com/Z36FFLJ.png</text:a> </text:p>
          </table:table-cell>
          <table:table-cell table:style-name="ce6" office:value-type="float" office:value="929" calcext:value-type="float">
            <text:p>929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Use DuckDuckGo for Chrome search? </text:p>
          </table:table-cell>
          <table:table-cell table:style-name="ce6" office:value-type="string" calcext:value-type="string">
            <text:p>uses Firefox: <text:a xlink:href="http://i.imgur.com/1EUlKXk.png" xlink:type="simple">http://i.imgur.com/1EUlKXk.png</text:a> </text:p>
          </table:table-cell>
          <table:table-cell table:style-name="ce6" office:value-type="float" office:value="930" calcext:value-type="float">
            <text:p>930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Use in %sFirefox%s </text:p>
          </table:table-cell>
          <table:table-cell table:style-name="ce6" office:value-type="string" calcext:value-type="string">
            <text:p>Bottom of homepage "Use in ___"  </text:p>
            <text:p> </text:p>
            <text:p>___ = your browser </text:p>
            <text:p> </text:p>
            <text:p>e.g. for Firefox <text:a xlink:href="http://i.imgur.com/hxeeOPr.png" xlink:type="simple">http://i.imgur.com/hxeeOPr.png</text:a> </text:p>
          </table:table-cell>
          <table:table-cell table:style-name="ce6" office:value-type="float" office:value="933" calcext:value-type="float">
            <text:p>933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More ways to add DuckDuckGo to Arora </text:p>
          </table:table-cell>
          <table:table-cell table:style-name="ce6" office:value-type="string" calcext:value-type="string">
            <text:p>On the homepage, under the options at the bottom.  </text:p>
            <text:p> </text:p>
            <text:p>E.g. (for Firefox) <text:a xlink:href="http://i.imgur.com/P25pDaZ.png" xlink:type="simple">http://i.imgur.com/P25pDaZ.png</text:a> </text:p>
          </table:table-cell>
          <table:table-cell table:style-name="ce6" office:value-type="float" office:value="932" calcext:value-type="float">
            <text:p>932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Header Behavior </text:p>
          </table:table-cell>
          <table:table-cell table:style-name="ce6" office:value-type="string" calcext:value-type="string">
            <text:p><text:a xlink:href="http://i.imgur.com/ug14CSY.png" xlink:type="simple">http://i.imgur.com/ug14CSY.png</text:a> </text:p>
          </table:table-cell>
          <table:table-cell table:style-name="ce6" office:value-type="float" office:value="965" calcext:value-type="float">
            <text:p>965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age Width </text:p>
          </table:table-cell>
          <table:table-cell table:style-name="ce6" office:value-type="string" calcext:value-type="string">
            <text:p><text:a xlink:href="http://i.imgur.com/nyTQ3ki.png" xlink:type="simple">http://i.imgur.com/nyTQ3ki.png</text:a> </text:p>
          </table:table-cell>
          <table:table-cell table:style-name="ce6" office:value-type="float" office:value="966" calcext:value-type="float">
            <text:p>966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enter align the results page (instead of left aligned) </text:p>
          </table:table-cell>
          <table:table-cell table:style-name="ce6" office:value-type="string" calcext:value-type="string">
            <text:p><text:a xlink:href="http://i.imgur.com/CklQ1Ku.png" xlink:type="simple">http://i.imgur.com/CklQ1Ku.png</text:a> </text:p>
          </table:table-cell>
          <table:table-cell table:style-name="ce6" office:value-type="float" office:value="964" calcext:value-type="float">
            <text:p>964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ide </text:p>
          </table:table-cell>
          <table:table-cell table:style-name="ce6" office:value-type="string" calcext:value-type="string">
            <text:p><text:a xlink:href="http://i.imgur.com/twR2utt.png" xlink:type="simple">http://i.imgur.com/twR2utt.png</text:a> </text:p>
          </table:table-cell>
          <table:table-cell table:style-name="ce6" office:value-type="float" office:value="969" calcext:value-type="float">
            <text:p>969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esult Highlight Color </text:p>
          </table:table-cell>
          <table:table-cell table:style-name="ce6" office:value-type="string" calcext:value-type="string">
            <text:p><text:a xlink:href="http://i.imgur.com/kqN8dPT.png" xlink:type="simple">http://i.imgur.com/kqN8dPT.png</text:a> </text:p>
          </table:table-cell>
          <table:table-cell table:style-name="ce6" office:value-type="float" office:value="967" calcext:value-type="float">
            <text:p>967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Push 'Delete My Data'. This removes the data from the cloud, but it remains in your browser until you click on 'Reset all settings' </text:p>
          </table:table-cell>
          <table:table-cell table:style-name="ce6" office:value-type="string" calcext:value-type="string">
            <text:p>Click "What is this?" - </text:p>
            <text:p><text:a xlink:href="http://i.imgur.com/KhmRHth.png" xlink:type="simple">http://i.imgur.com/KhmRHth.png </text:a>In the cloud save box - <text:a xlink:href="http://i.imgur.com/FbCoYVE.png" xlink:type="simple">http://i.imgur.com/FbCoYVE.png</text:a> </text:p>
            <text:p> </text:p>
          </table:table-cell>
          <table:table-cell table:style-name="ce6" office:value-type="float" office:value="970" calcext:value-type="float">
            <text:p>970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5">
          <table:table-cell table:style-name="ce6" office:value-type="string" calcext:value-type="string">
            <text:p>By default settings are stored in non-personal browser cookies (in your browser). You can use Anonymous Cloud Save to store your settings in a more permanent way (on a remote server in the cloud). No personally identifiable information will be stored in the cloud, and your pass phrase will never leave your browser. </text:p>
          </table:table-cell>
          <table:table-cell table:style-name="ce6" office:value-type="string" calcext:value-type="string">
            <text:p>Click "Show Bookmarklet and Settings Data" - <text:a xlink:href="http://i.imgur.com/NKOWrRl.png" xlink:type="simple">http://i.imgur.com/NKOWrRl.png</text:a> </text:p>
            <text:p> </text:p>
            <text:p>Then - </text:p>
            <text:p><text:a xlink:href="http://i.imgur.com/mo6wsE4.png" xlink:type="simple">http://i.imgur.com/mo6wsE4.png </text:a> </text:p>
          </table:table-cell>
          <table:table-cell table:style-name="ce6" office:value-type="float" office:value="968" calcext:value-type="float">
            <text:p>968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rivacy </text:p>
          </table:table-cell>
          <table:table-cell table:style-name="ce6" office:value-type="string" calcext:value-type="string">
            <text:p><text:a xlink:href="http://i.imgur.com/squ02on.png" xlink:type="simple">http://i.imgur.com/squ02on.png</text:a> </text:p>
          </table:table-cell>
          <table:table-cell table:style-name="ce6" office:value-type="float" office:value="971" calcext:value-type="float">
            <text:p>971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uto-Suggest </text:p>
          </table:table-cell>
          <table:table-cell table:style-name="ce6" office:value-type="string" calcext:value-type="string">
            <text:p><text:a xlink:href="http://i.imgur.com/DIzKQRl.png" xlink:type="simple">http://i.imgur.com/DIzKQRl.png</text:a> </text:p>
          </table:table-cell>
          <table:table-cell table:style-name="ce6" office:value-type="float" office:value="972" calcext:value-type="float">
            <text:p>972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Bookmarklet URL: </text:p>
          </table:table-cell>
          <table:table-cell table:style-name="ce6" office:value-type="string" calcext:value-type="string">
            <text:p>Click "Show Bookmarklet and Settings Data" - </text:p>
            <text:p><text:a xlink:href="http://i.imgur.com/WyGptiV.png" xlink:type="simple">http://i.imgur.com/WyGptiV.png </text:a>In the box that opens - <text:a xlink:href="http://i.imgur.com/tZAkHF6.png" xlink:type="simple">http://i.imgur.com/tZAkHF6.png</text:a> </text:p>
          </table:table-cell>
          <table:table-cell table:style-name="ce6" office:value-type="float" office:value="974" calcext:value-type="float">
            <text:p>974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Background Color </text:p>
          </table:table-cell>
          <table:table-cell table:style-name="ce6" office:value-type="string" calcext:value-type="string">
            <text:p><text:a xlink:href="http://i.imgur.com/6Eip5h1.png" xlink:type="simple">http://i.imgur.com/6Eip5h1.png</text:a> </text:p>
          </table:table-cell>
          <table:table-cell table:style-name="ce6" office:value-type="float" office:value="977" calcext:value-type="float">
            <text:p>977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f you still want to support us, %shelp spread DuckDuckGo%s </text:p>
          </table:table-cell>
          <table:table-cell table:style-name="ce6" office:value-type="string" calcext:value-type="string">
            <text:p><text:a xlink:href="http://i.imgur.com/ReKkJtU.png" xlink:type="simple">http://i.imgur.com/ReKkJtU.png</text:a> </text:p>
          </table:table-cell>
          <table:table-cell table:style-name="ce6" office:value-type="float" office:value="975" calcext:value-type="float">
            <text:p>975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uper Wide </text:p>
          </table:table-cell>
          <table:table-cell table:style-name="ce6" office:value-type="string" calcext:value-type="string">
            <text:p><text:a xlink:href="http://i.imgur.com/FczLkAL.png" xlink:type="simple">http://i.imgur.com/FczLkAL.png</text:a> </text:p>
          </table:table-cell>
          <table:table-cell table:style-name="ce6" office:value-type="float" office:value="980" calcext:value-type="float">
            <text:p>980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rompt me </text:p>
          </table:table-cell>
          <table:table-cell table:style-name="ce6" office:value-type="string" calcext:value-type="string">
            <text:p><text:a xlink:href="http://i.imgur.com/KT5S1TR.png" xlink:type="simple">http://i.imgur.com/KT5S1TR.png</text:a> </text:p>
          </table:table-cell>
          <table:table-cell table:style-name="ce6" office:value-type="float" office:value="978" calcext:value-type="float">
            <text:p>978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esult Title Font </text:p>
          </table:table-cell>
          <table:table-cell table:style-name="ce6" office:value-type="string" calcext:value-type="string">
            <text:p><text:a xlink:href="http://i.imgur.com/MTrwCtj.png" xlink:type="simple">http://i.imgur.com/MTrwCtj.png</text:a> </text:p>
          </table:table-cell>
          <table:table-cell table:style-name="ce6" office:value-type="float" office:value="979" calcext:value-type="float">
            <text:p>979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mall </text:p>
          </table:table-cell>
          <table:table-cell table:style-name="ce6" office:value-type="string" calcext:value-type="string">
            <text:p><text:a xlink:href="http://i.imgur.com/JDDRzkk.png" xlink:type="simple">http://i.imgur.com/JDDRzkk.png</text:a> </text:p>
          </table:table-cell>
          <table:table-cell table:style-name="ce6" office:value-type="float" office:value="982" calcext:value-type="float">
            <text:p>982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Cloud Save Bookmarklet URL: </text:p>
          </table:table-cell>
          <table:table-cell table:style-name="ce6" office:value-type="string" calcext:value-type="string">
            <text:p>Enable cloud save, then click "Show Bookmarklet and Settings Data" - </text:p>
            <text:p><text:a xlink:href="http://i.imgur.com/leUkNoB.png" xlink:type="simple">http://i.imgur.com/leUkNoB.png </text:a>Then in the box that opens - <text:a xlink:href="http://i.imgur.com/8D4DdF8.png" xlink:type="simple">http://i.imgur.com/8D4DdF8.png</text:a> </text:p>
          </table:table-cell>
          <table:table-cell table:style-name="ce6" office:value-type="float" office:value="984" calcext:value-type="float">
            <text:p>984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Enter your pass phrase to load your settings: </text:p>
          </table:table-cell>
          <table:table-cell table:style-name="ce6" office:value-type="string" calcext:value-type="string">
            <text:p>Click "Load Settings" - </text:p>
            <text:p><text:a xlink:href="http://i.imgur.com/3czvc4H.png" xlink:type="simple">http://i.imgur.com/3czvc4H.png </text:a>Then - <text:a xlink:href="http://i.imgur.com/K6c3e4L.png" xlink:type="simple">http://i.imgur.com/K6c3e4L.png</text:a> </text:p>
          </table:table-cell>
          <table:table-cell table:style-name="ce6" office:value-type="float" office:value="985" calcext:value-type="float">
            <text:p>985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loud Save Enabled </text:p>
          </table:table-cell>
          <table:table-cell table:style-name="ce6" office:value-type="string" calcext:value-type="string">
            <text:p>You need to load cloud save to see the message. <text:a xlink:href="http://i.imgur.com/rDsoI7u.png" xlink:type="simple">http://i.imgur.com/rDsoI7u.png</text:a> </text:p>
          </table:table-cell>
          <table:table-cell table:style-name="ce6" office:value-type="float" office:value="986" calcext:value-type="float">
            <text:p>986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anges the font size across the entire site </text:p>
          </table:table-cell>
          <table:table-cell table:style-name="ce6" office:value-type="string" calcext:value-type="string">
            <text:p><text:a xlink:href="http://i.imgur.com/ftpln8q.png" xlink:type="simple">http://i.imgur.com/ftpln8q.png</text:a> </text:p>
          </table:table-cell>
          <table:table-cell table:style-name="ce6" office:value-type="float" office:value="987" calcext:value-type="float">
            <text:p>987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number-columns-repeated="3" table:style-name="ce6" office:value-type="string" calcext:value-type="string">
            <text:p> 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 office:value-type="string" calcext:value-type="string">
            <text:p>Page 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ave your settings anonymously to the cloud </text:p>
          </table:table-cell>
          <table:table-cell table:style-name="ce6" office:value-type="string" calcext:value-type="string">
            <text:p><text:a xlink:href="http://i.imgur.com/2X1kTSf.png" xlink:type="simple">http://i.imgur.com/2X1kTSf.png</text:a> </text:p>
          </table:table-cell>
          <table:table-cell table:style-name="ce6" office:value-type="float" office:value="990" calcext:value-type="float">
            <text:p>990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utomatically open relevant Instant Answers </text:p>
          </table:table-cell>
          <table:table-cell table:style-name="ce6" office:value-type="string" calcext:value-type="string">
            <text:p><text:a xlink:href="http://i.imgur.com/OZIO1I9.png" xlink:type="simple">http://i.imgur.com/OZIO1I9.png</text:a> </text:p>
          </table:table-cell>
          <table:table-cell table:style-name="ce6" office:value-type="float" office:value="988" calcext:value-type="float">
            <text:p>988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Cloud Save discussion on duck.co </text:p>
          </table:table-cell>
          <table:table-cell table:style-name="ce6" office:value-type="string" calcext:value-type="string">
            <text:p>Expand the Cloud Save box - </text:p>
            <text:p><text:a xlink:href="http://i.imgur.com/1OudbYX.png" xlink:type="simple">http://i.imgur.com/1OudbYX.png </text:a>At the bottom of the box - <text:a xlink:href="http://i.imgur.com/U79ETEb.png" xlink:type="simple">http://i.imgur.com/U79ETEb.png</text:a> </text:p>
          </table:table-cell>
          <table:table-cell table:style-name="ce6" office:value-type="float" office:value="989" calcext:value-type="float">
            <text:p>989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enter Alignment </text:p>
          </table:table-cell>
          <table:table-cell table:style-name="ce6" office:value-type="string" calcext:value-type="string">
            <text:p><text:a xlink:href="http://i.imgur.com/445XWLs.png" xlink:type="simple">http://i.imgur.com/445XWLs.png</text:a> </text:p>
          </table:table-cell>
          <table:table-cell table:style-name="ce6" office:value-type="float" office:value="991" calcext:value-type="float">
            <text:p>991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anges results to be region specific </text:p>
          </table:table-cell>
          <table:table-cell table:style-name="ce6" office:value-type="string" calcext:value-type="string">
            <text:p><text:a xlink:href="http://i.imgur.com/mcZdcaF.png" xlink:type="simple">http://i.imgur.com/mcZdcaF.png</text:a> </text:p>
          </table:table-cell>
          <table:table-cell table:style-name="ce6" office:value-type="float" office:value="993" calcext:value-type="float">
            <text:p>993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ark </text:p>
          </table:table-cell>
          <table:table-cell table:style-name="ce6" office:value-type="string" calcext:value-type="string">
            <text:p><text:a xlink:href="http://i.imgur.com/07cZIPc.png" xlink:type="simple">http://i.imgur.com/07cZIPc.png</text:a> </text:p>
          </table:table-cell>
          <table:table-cell table:style-name="ce6" office:value-type="float" office:value="992" calcext:value-type="float">
            <text:p>992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anges the color of the result URL </text:p>
          </table:table-cell>
          <table:table-cell table:style-name="ce6" office:value-type="string" calcext:value-type="string">
            <text:p><text:a xlink:href="http://i.imgur.com/awVlAoo.png" xlink:type="simple">http://i.imgur.com/awVlAoo.png</text:a> </text:p>
          </table:table-cell>
          <table:table-cell table:style-name="ce6" office:value-type="float" office:value="996" calcext:value-type="float">
            <text:p>996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Open on third-party site </text:p>
          </table:table-cell>
          <table:table-cell table:style-name="ce6" office:value-type="string" calcext:value-type="string">
            <text:p><text:a xlink:href="http://i.imgur.com/MnvQ0IK.png" xlink:type="simple">http://i.imgur.com/MnvQ0IK.png</text:a> </text:p>
          </table:table-cell>
          <table:table-cell table:style-name="ce6" office:value-type="float" office:value="995" calcext:value-type="float">
            <text:p>995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esult URL Color </text:p>
          </table:table-cell>
          <table:table-cell table:style-name="ce6" office:value-type="string" calcext:value-type="string">
            <text:p><text:a xlink:href="http://i.imgur.com/fsnijIZ.png" xlink:type="simple">http://i.imgur.com/fsnijIZ.png</text:a> </text:p>
          </table:table-cell>
          <table:table-cell table:style-name="ce6" office:value-type="float" office:value="997" calcext:value-type="float">
            <text:p>997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esult Visited Title Color </text:p>
          </table:table-cell>
          <table:table-cell table:style-name="ce6" office:value-type="string" calcext:value-type="string">
            <text:p><text:a xlink:href="http://i.imgur.com/nRnQruy.png" xlink:type="simple">http://i.imgur.com/nRnQruy.png</text:a> 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arge </text:p>
          </table:table-cell>
          <table:table-cell table:style-name="ce6" office:value-type="string" calcext:value-type="string">
            <text:p><text:a xlink:href="http://i.imgur.com/6jwHONe.png" xlink:type="simple">http://i.imgur.com/6jwHONe.png</text:a> </text:p>
          </table:table-cell>
          <table:table-cell table:style-name="ce6" office:value-type="float" office:value="998" calcext:value-type="float">
            <text:p>998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ontrast </text:p>
          </table:table-cell>
          <table:table-cell table:style-name="ce6" office:value-type="string" calcext:value-type="string">
            <text:p><text:a xlink:href="http://i.imgur.com/epDTyUE.png" xlink:type="simple">http://i.imgur.com/epDTyUE.png</text:a> </text:p>
          </table:table-cell>
          <table:table-cell table:style-name="ce6" office:value-type="float" office:value="1003" calcext:value-type="float">
            <text:p>1003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anges the background color when hovering over a result </text:p>
          </table:table-cell>
          <table:table-cell table:style-name="ce6" office:value-type="string" calcext:value-type="string">
            <text:p><text:a xlink:href="http://i.imgur.com/NdpkbY0.png" xlink:type="simple">http://i.imgur.com/NdpkbY0.png</text:a> </text:p>
          </table:table-cell>
          <table:table-cell table:style-name="ce6" office:value-type="float" office:value="1002" calcext:value-type="float">
            <text:p>1002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Header Color </text:p>
          </table:table-cell>
          <table:table-cell table:style-name="ce6" office:value-type="string" calcext:value-type="string">
            <text:p><text:a xlink:href="http://i.imgur.com/MwUruEO.png" xlink:type="simple">http://i.imgur.com/MwUruEO.png</text:a> </text:p>
          </table:table-cell>
          <table:table-cell table:style-name="ce6" office:value-type="float" office:value="1006" calcext:value-type="float">
            <text:p>1006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ont </text:p>
          </table:table-cell>
          <table:table-cell table:style-name="ce6" office:value-type="string" calcext:value-type="string">
            <text:p><text:a xlink:href="http://i.imgur.com/JWnlmmo.png" xlink:type="simple">http://i.imgur.com/JWnlmmo.png</text:a> </text:p>
          </table:table-cell>
          <table:table-cell table:style-name="ce6" office:value-type="float" office:value="1008" calcext:value-type="float">
            <text:p>1008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ustom </text:p>
          </table:table-cell>
          <table:table-cell table:style-name="ce6" office:value-type="string" calcext:value-type="string">
            <text:p><text:a xlink:href="http://i.imgur.com/n6W3M3I.png" xlink:type="simple">http://i.imgur.com/n6W3M3I.png</text:a> </text:p>
          </table:table-cell>
          <table:table-cell table:style-name="ce6" office:value-type="float" office:value="1005" calcext:value-type="float">
            <text:p>1005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edirect </text:p>
          </table:table-cell>
          <table:table-cell table:style-name="ce6" office:value-type="string" calcext:value-type="string">
            <text:p><text:a xlink:href="http://i.imgur.com/8Qp04kR.png" xlink:type="simple">http://i.imgur.com/8Qp04kR.png</text:a> </text:p>
          </table:table-cell>
          <table:table-cell table:style-name="ce6" office:value-type="float" office:value="1007" calcext:value-type="float">
            <text:p>1007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esult Title Underline </text:p>
          </table:table-cell>
          <table:table-cell table:style-name="ce6" office:value-type="string" calcext:value-type="string">
            <text:p><text:a xlink:href="http://i.imgur.com/YTYuj72.png" xlink:type="simple">http://i.imgur.com/YTYuj72.png</text:a> </text:p>
          </table:table-cell>
          <table:table-cell table:style-name="ce6" office:value-type="float" office:value="1009" calcext:value-type="float">
            <text:p>1009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No </text:p>
          </table:table-cell>
          <table:table-cell table:style-name="ce6" office:value-type="string" calcext:value-type="string">
            <text:p>Click "Reset All Settings" first on the settings page - <text:a xlink:href="http://i.imgur.com/3ucg9el.png" xlink:type="simple">http://i.imgur.com/3ucg9el.png</text:a> </text:p>
            <text:p> </text:p>
            <text:p>Then - <text:a xlink:href="http://i.imgur.com/1wBBIxW.png" xlink:type="simple">http://i.imgur.com/1wBBIxW.png</text:a> </text:p>
          </table:table-cell>
          <table:table-cell table:style-name="ce6" office:value-type="float" office:value="1010" calcext:value-type="float">
            <text:p>1010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anges the color of the result description text </text:p>
          </table:table-cell>
          <table:table-cell table:style-name="ce6" office:value-type="string" calcext:value-type="string">
            <text:p><text:a xlink:href="http://i.imgur.com/epUhcrA.png" xlink:type="simple">http://i.imgur.com/epUhcrA.png</text:a> </text:p>
          </table:table-cell>
          <table:table-cell table:style-name="ce6" office:value-type="float" office:value="1011" calcext:value-type="float">
            <text:p>1011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Enter a new passphrase and click 'Save Settings' This will save your data under your new passphrase. </text:p>
          </table:table-cell>
          <table:table-cell table:style-name="ce6" office:value-type="string" calcext:value-type="string">
            <text:p>Click to expand the Cloud Save box: </text:p>
            <text:p/>
            <text:p><text:a xlink:href="http://i.imgur.com/1OudbYX.png" xlink:type="simple">http://i.imgur.com/1OudbYX.png  </text:a>then locate the text here: <text:a xlink:href="http://i.imgur.com/xisuMjL.png" xlink:type="simple">http://i.imgur.com/xisuMjL.png</text:a> </text:p>
          </table:table-cell>
          <table:table-cell table:style-name="ce6" office:value-type="float" office:value="1012" calcext:value-type="float">
            <text:p>1012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dvertisements </text:p>
          </table:table-cell>
          <table:table-cell table:style-name="ce6" office:value-type="string" calcext:value-type="string">
            <text:p><text:a xlink:href="http://i.imgur.com/ZG0Mz3R.png" xlink:type="simple">http://i.imgur.com/ZG0Mz3R.png</text:a> </text:p>
          </table:table-cell>
          <table:table-cell table:style-name="ce6" office:value-type="float" office:value="1013" calcext:value-type="float">
            <text:p>1013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arch queries are included in URL (if off, searches will use POST requests) </text:p>
          </table:table-cell>
          <table:table-cell table:style-name="ce6" office:value-type="string" calcext:value-type="string">
            <text:p><text:a xlink:href="http://i.imgur.com/6LZAoqH.png" xlink:type="simple">http://i.imgur.com/6LZAoqH.png</text:a> </text:p>
          </table:table-cell>
          <table:table-cell table:style-name="ce6" office:value-type="float" office:value="1015" calcext:value-type="float">
            <text:p>1015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anges how much space the header takes up and what happens to it when you scroll </text:p>
          </table:table-cell>
          <table:table-cell table:style-name="ce6" office:value-type="string" calcext:value-type="string">
            <text:p><text:a xlink:href="http://i.imgur.com/oO0X6Pt.png" xlink:type="simple">http://i.imgur.com/oO0X6Pt.png</text:a> </text:p>
          </table:table-cell>
          <table:table-cell table:style-name="ce6" office:value-type="float" office:value="1016" calcext:value-type="float">
            <text:p>1016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uggest a pass phrase </text:p>
          </table:table-cell>
          <table:table-cell table:style-name="ce6" office:value-type="string" calcext:value-type="string">
            <text:p><text:a xlink:href="http://i.imgur.com/BMM6X3h.png" xlink:type="simple">http://i.imgur.com/BMM6X3h.png</text:a> </text:p>
          </table:table-cell>
          <table:table-cell table:style-name="ce6" office:value-type="float" office:value="1018" calcext:value-type="float">
            <text:p>1018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ookie Data: </text:p>
          </table:table-cell>
          <table:table-cell table:style-name="ce6" office:value-type="string" calcext:value-type="string">
            <text:p><text:a xlink:href="http://i.imgur.com/fd7EjAN.png" xlink:type="simple">http://i.imgur.com/fd7EjAN.png</text:a> </text:p>
          </table:table-cell>
          <table:table-cell table:style-name="ce6" office:value-type="float" office:value="1017" calcext:value-type="float">
            <text:p>1017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efault </text:p>
          </table:table-cell>
          <table:table-cell table:style-name="ce6" office:value-type="string" calcext:value-type="string">
            <text:p><text:a xlink:href="http://i.imgur.com/BjrIFRp.png" xlink:type="simple">http://i.imgur.com/BjrIFRp.png</text:a> 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Video Playback </text:p>
          </table:table-cell>
          <table:table-cell table:style-name="ce6" office:value-type="string" calcext:value-type="string">
            <text:p><text:a xlink:href="http://i.imgur.com/BF3gZsZ.png" xlink:type="simple">http://i.imgur.com/BF3gZsZ.png</text:a> </text:p>
          </table:table-cell>
          <table:table-cell table:style-name="ce6" office:value-type="float" office:value="1021" calcext:value-type="float">
            <text:p>1021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ange the background color across the entire site </text:p>
          </table:table-cell>
          <table:table-cell table:style-name="ce6" office:value-type="string" calcext:value-type="string">
            <text:p><text:a xlink:href="http://i.imgur.com/OntTi6e.png" xlink:type="simple">http://i.imgur.com/OntTi6e.png</text:a> 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arger </text:p>
          </table:table-cell>
          <table:table-cell table:style-name="ce6" office:value-type="string" calcext:value-type="string">
            <text:p><text:a xlink:href="http://i.imgur.com/gwulPSF.png" xlink:type="simple">http://i.imgur.com/gwulPSF.png</text:a> </text:p>
          </table:table-cell>
          <table:table-cell table:style-name="ce6" office:value-type="float" office:value="1025" calcext:value-type="float">
            <text:p>1025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ont Size </text:p>
          </table:table-cell>
          <table:table-cell table:style-name="ce6" office:value-type="string" calcext:value-type="string">
            <text:p><text:a xlink:href="http://i.imgur.com/rBFnfUF.png" xlink:type="simple">http://i.imgur.com/rBFnfUF.png</text:a> 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how suggestions under the search box as you type </text:p>
          </table:table-cell>
          <table:table-cell table:style-name="ce6" office:value-type="string" calcext:value-type="string">
            <text:p><text:a xlink:href="http://i.imgur.com/94erFcS.png" xlink:type="simple">http://i.imgur.com/94erFcS.png</text:a> </text:p>
          </table:table-cell>
          <table:table-cell table:style-name="ce6" office:value-type="float" office:value="1027" calcext:value-type="float">
            <text:p>1027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anges the title link font for each result </text:p>
          </table:table-cell>
          <table:table-cell table:style-name="ce6" office:value-type="string" calcext:value-type="string">
            <text:p><text:a xlink:href="http://i.imgur.com/5IQda6g.png" xlink:type="simple">http://i.imgur.com/5IQda6g.png</text:a> </text:p>
          </table:table-cell>
          <table:table-cell table:style-name="ce6" office:value-type="float" office:value="1028" calcext:value-type="float">
            <text:p>1028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anges the font across the entire site </text:p>
          </table:table-cell>
          <table:table-cell table:style-name="ce6" office:value-type="string" calcext:value-type="string">
            <text:p><text:a xlink:href="http://i.imgur.com/kE1ZsM9.png" xlink:type="simple">http://i.imgur.com/kE1ZsM9.png</text:a> </text:p>
          </table:table-cell>
          <table:table-cell table:style-name="ce6" office:value-type="float" office:value="1026" calcext:value-type="float">
            <text:p>1026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eneral </text:p>
          </table:table-cell>
          <table:table-cell table:style-name="ce6" office:value-type="string" calcext:value-type="string">
            <text:p><text:a xlink:href="http://i.imgur.com/wjw27ik.png" xlink:type="simple">http://i.imgur.com/wjw27ik.png</text:a> </text:p>
          </table:table-cell>
          <table:table-cell table:style-name="ce6" office:value-type="float" office:value="1030" calcext:value-type="float">
            <text:p>1030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ET request </text:p>
          </table:table-cell>
          <table:table-cell table:style-name="ce6" office:value-type="string" calcext:value-type="string">
            <text:p><text:a xlink:href="http://i.imgur.com/tGau0Vx.png" xlink:type="simple">http://i.imgur.com/tGau0Vx.png</text:a> </text:p>
          </table:table-cell>
          <table:table-cell table:style-name="ce6" office:value-type="float" office:value="1032" calcext:value-type="float">
            <text:p>1032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uto-Load </text:p>
          </table:table-cell>
          <table:table-cell table:style-name="ce6" office:value-type="string" calcext:value-type="string">
            <text:p><text:a xlink:href="http://i.imgur.com/7VuBXGO.png" xlink:type="simple">http://i.imgur.com/7VuBXGO.png</text:a> </text:p>
          </table:table-cell>
          <table:table-cell table:style-name="ce6" office:value-type="float" office:value="1029" calcext:value-type="float">
            <text:p>1029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ppearance </text:p>
          </table:table-cell>
          <table:table-cell table:style-name="ce6" office:value-type="string" calcext:value-type="string">
            <text:p><text:a xlink:href="http://i.imgur.com/HWCiPDW.png" xlink:type="simple">http://i.imgur.com/HWCiPDW.png</text:a> </text:p>
          </table:table-cell>
          <table:table-cell table:style-name="ce6" office:value-type="float" office:value="1031" calcext:value-type="float">
            <text:p>1031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oads more results when scrolling </text:p>
          </table:table-cell>
          <table:table-cell table:style-name="ce6" office:value-type="string" calcext:value-type="string">
            <text:p><text:a xlink:href="http://i.imgur.com/WTkvs9I.png" xlink:type="simple">http://i.imgur.com/WTkvs9I.png</text:a> </text:p>
          </table:table-cell>
          <table:table-cell table:style-name="ce6" office:value-type="float" office:value="1034" calcext:value-type="float">
            <text:p>1034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Off except Instant Answer menu </text:p>
          </table:table-cell>
          <table:table-cell table:style-name="ce6" office:value-type="string" calcext:value-type="string">
            <text:p><text:a xlink:href="http://i.imgur.com/jgjdExn.png" xlink:type="simple">http://i.imgur.com/jgjdExn.png</text:a> </text:p>
          </table:table-cell>
          <table:table-cell table:style-name="ce6" office:value-type="float" office:value="1036" calcext:value-type="float">
            <text:p>1036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HTTPS </text:p>
          </table:table-cell>
          <table:table-cell table:style-name="ce6" office:value-type="string" calcext:value-type="string">
            <text:p><text:a xlink:href="http://i.imgur.com/LHG4IZQ.png" xlink:type="simple">http://i.imgur.com/LHG4IZQ.png</text:a> </text:p>
          </table:table-cell>
          <table:table-cell table:style-name="ce6" office:value-type="float" office:value="1035" calcext:value-type="float">
            <text:p>1035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anges what happens when you click on a video thumbnail </text:p>
          </table:table-cell>
          <table:table-cell table:style-name="ce6" office:value-type="string" calcext:value-type="string">
            <text:p><text:a xlink:href="http://i.imgur.com/auITACf.png" xlink:type="simple">http://i.imgur.com/auITACf.png</text:a> </text:p>
          </table:table-cell>
          <table:table-cell table:style-name="ce6" office:value-type="float" office:value="1033" calcext:value-type="float">
            <text:p>1033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On &amp; Scrolling </text:p>
          </table:table-cell>
          <table:table-cell table:style-name="ce6" office:value-type="string" calcext:value-type="string">
            <text:p><text:a xlink:href="http://i.imgur.com/HI8YDHo.png" xlink:type="simple">http://i.imgur.com/HI8YDHo.png</text:a> </text:p>
          </table:table-cell>
          <table:table-cell table:style-name="ce6" office:value-type="float" office:value="1037" calcext:value-type="float">
            <text:p>1037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anges the language across the entire site </text:p>
          </table:table-cell>
          <table:table-cell table:style-name="ce6" office:value-type="string" calcext:value-type="string">
            <text:p><text:a xlink:href="http://i.imgur.com/w4XN6Fj.png" xlink:type="simple">http://i.imgur.com/w4XN6Fj.png</text:a> </text:p>
          </table:table-cell>
          <table:table-cell table:style-name="ce6" office:value-type="float" office:value="1038" calcext:value-type="float">
            <text:p>1038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Changes the header color across the entire site </text:p>
          </table:table-cell>
          <table:table-cell table:style-name="ce6" office:value-type="string" calcext:value-type="string">
            <text:p><text:a xlink:href="http://i.imgur.com/4AG1u9Q.png" xlink:type="simple">http://i.imgur.com/4AG1u9Q.png</text:a> </text:p>
          </table:table-cell>
          <table:table-cell table:style-name="ce6" office:value-type="string" calcext:value-type="string">
            <text:p>Waar heb ik deze vandaan gehaald?? </text:p>
          </table:table-cell>
          <table:table-cell table:style-name="ce6" office:value-type="string" calcext:value-type="string">
            <text:p>X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anges the header color across the entire site </text:p>
          </table:table-cell>
          <table:table-cell table:style-name="ce6" office:value-type="string" calcext:value-type="string">
            <text:p><text:a xlink:href="http://i.imgur.com/4AG1u9Q.png" xlink:type="simple">http://i.imgur.com/4AG1u9Q.png   </text:a>Setting to change the color of the top of DuckDuckGo: <text:a xlink:href="http://i.imgur.com/A1Nh20m.png" xlink:type="simple">http://i.imgur.com/A1Nh20m.png</text:a> </text:p>
          </table:table-cell>
          <table:table-cell table:style-name="ce6" office:value-type="float" office:value="1039" calcext:value-type="float">
            <text:p>1039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New Window </text:p>
          </table:table-cell>
          <table:table-cell table:style-name="ce6" office:value-type="string" calcext:value-type="string">
            <text:p><text:a xlink:href="http://i.imgur.com/jsSFfAr.png" xlink:type="simple">http://i.imgur.com/jsSFfAr.png</text:a> </text:p>
          </table:table-cell>
          <table:table-cell table:style-name="ce6" office:value-type="float" office:value="1040" calcext:value-type="float">
            <text:p>1040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Controls the width of the search box and results </text:p>
          </table:table-cell>
          <table:table-cell table:style-name="ce6" office:value-type="string" calcext:value-type="string">
            <text:p><text:a xlink:href="http://i.imgur.com/G36h64l.png" xlink:type="simple">http://i.imgur.com/G36h64l.png  </text:a>This setting controls the width of the search results:  </text:p>
            <text:p/>
            <text:p><text:a xlink:href="http://i.imgur.com/CoVquLr.png" xlink:type="simple">http://i.imgur.com/CoVquLr.png </text:a><text:a xlink:href="http://i.imgur.com/DiQq2Ll.png" xlink:type="simple">http://i.imgur.com/DiQq2Ll.png</text:a> </text:p>
          </table:table-cell>
          <table:table-cell table:style-name="ce6" office:value-type="float" office:value="1041" calcext:value-type="float">
            <text:p>1041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ttings in JSON: </text:p>
          </table:table-cell>
          <table:table-cell table:style-name="ce6" office:value-type="string" calcext:value-type="string">
            <text:p><text:a xlink:href="http://i.imgur.com/uzNLMwE.png" xlink:type="simple">http://i.imgur.com/uzNLMwE.png  </text:a>Your DuckDuckGo settings as JSON parameters (https://en.wikipedia.org/wiki/JSON) </text:p>
          </table:table-cell>
          <table:table-cell table:style-name="ce6" office:value-type="float" office:value="1043" calcext:value-type="float">
            <text:p>1043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lways play on DuckDuckGo </text:p>
          </table:table-cell>
          <table:table-cell table:style-name="ce6" office:value-type="string" calcext:value-type="string">
            <text:p><text:a xlink:href="http://i.imgur.com/89c3nJI.png" xlink:type="simple">http://i.imgur.com/89c3nJI.png</text:a> </text:p>
          </table:table-cell>
          <table:table-cell table:style-name="ce6" office:value-type="float" office:value="1045" calcext:value-type="float">
            <text:p>1045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oad </text:p>
          </table:table-cell>
          <table:table-cell table:style-name="ce6" office:value-type="string" calcext:value-type="string">
            <text:p><text:a xlink:href="http://i.imgur.com/1LeciXQ.png" xlink:type="simple">http://i.imgur.com/1LeciXQ.png</text:a> </text:p>
          </table:table-cell>
          <table:table-cell table:style-name="ce6" office:value-type="float" office:value="1046" calcext:value-type="float">
            <text:p>1046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Instant Answers </text:p>
          </table:table-cell>
          <table:table-cell table:style-name="ce6" office:value-type="string" calcext:value-type="string">
            <text:p><text:a xlink:href="http://i.imgur.com/XW6brqX.png" xlink:type="simple">http://i.imgur.com/XW6brqX.png</text:a> </text:p>
          </table:table-cell>
          <table:table-cell table:style-name="ce6" office:value-type="float" office:value="1044" calcext:value-type="float">
            <text:p>1044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Omits objectionable (mostly adult) material </text:p>
          </table:table-cell>
          <table:table-cell table:style-name="ce6" office:value-type="string" calcext:value-type="string">
            <text:p><text:a xlink:href="http://i.imgur.com/zQWKLIm.png" xlink:type="simple">http://i.imgur.com/zQWKLIm.png</text:a> </text:p>
          </table:table-cell>
          <table:table-cell table:style-name="ce6" office:value-type="float" office:value="1048" calcext:value-type="float">
            <text:p>1048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nter a pass phrase </text:p>
          </table:table-cell>
          <table:table-cell table:style-name="ce6" office:value-type="string" calcext:value-type="string">
            <text:p><text:a xlink:href="http://i.imgur.com/qo0C6MA.png" xlink:type="simple">http://i.imgur.com/qo0C6MA.png</text:a> </text:p>
          </table:table-cell>
          <table:table-cell table:style-name="ce6" office:value-type="float" office:value="1047" calcext:value-type="float">
            <text:p>1047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Normal </text:p>
          </table:table-cell>
          <table:table-cell table:style-name="ce6" office:value-type="string" calcext:value-type="string">
            <text:p><text:a xlink:href="http://i.imgur.com/WjSXsiZ.png" xlink:type="simple">http://i.imgur.com/WjSXsiZ.png</text:a> </text:p>
          </table:table-cell>
          <table:table-cell table:style-name="ce6" office:value-type="float" office:value="1050" calcext:value-type="float">
            <text:p>1050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revent sharing of your search with sites you click on </text:p>
          </table:table-cell>
          <table:table-cell table:style-name="ce6" office:value-type="string" calcext:value-type="string">
            <text:p><text:a xlink:href="http://i.imgur.com/2avgPdz.png" xlink:type="simple">http://i.imgur.com/2avgPdz.png</text:a> </text:p>
          </table:table-cell>
          <table:table-cell table:style-name="ce6" office:value-type="float" office:value="1049" calcext:value-type="float">
            <text:p>1049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Retro </text:p>
          </table:table-cell>
          <table:table-cell table:style-name="ce6" office:value-type="string" calcext:value-type="string">
            <text:p><text:a xlink:href="http://i.imgur.com/OODM0bR.png" xlink:type="simple">http://i.imgur.com/OODM0bR.png  </text:a>Selecting "Retro" will change the look and layout of DuckDuckGo to resemble the old site: <text:a xlink:href="http://i.imgur.com/toYUxqn.png" xlink:type="simple">http://i.imgur.com/toYUxqn.png</text:a> </text:p>
          </table:table-cell>
          <table:table-cell table:style-name="ce6" office:value-type="float" office:value="1053" calcext:value-type="float">
            <text:p>1053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oose a unique pass phrase for your settings: </text:p>
          </table:table-cell>
          <table:table-cell table:style-name="ce6" office:value-type="string" calcext:value-type="string">
            <text:p><text:a xlink:href="http://i.imgur.com/f8Ae6jo.png" xlink:type="simple">http://i.imgur.com/f8Ae6jo.png</text:a> </text:p>
          </table:table-cell>
          <table:table-cell table:style-name="ce6" office:value-type="float" office:value="1051" calcext:value-type="float">
            <text:p>1051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Only the settings that you have changed. They are detailed on the %sURL Parameters%s page. </text:p>
          </table:table-cell>
          <table:table-cell table:style-name="ce6" office:value-type="string" calcext:value-type="string">
            <text:p><text:a xlink:href="http://i.imgur.com/1Ri3uHl.png" xlink:type="simple">http://i.imgur.com/1Ri3uHl.png</text:a> </text:p>
          </table:table-cell>
          <table:table-cell table:style-name="ce6" office:value-type="float" office:value="1052" calcext:value-type="float">
            <text:p>1052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Theme </text:p>
          </table:table-cell>
          <table:table-cell table:style-name="ce6" office:value-type="string" calcext:value-type="string">
            <text:p><text:a xlink:href="http://i.imgur.com/LpFhb1e.png" xlink:type="simple">http://i.imgur.com/LpFhb1e.png</text:a> </text:p>
          </table:table-cell>
          <table:table-cell table:style-name="ce6" office:value-type="float" office:value="1054" calcext:value-type="float">
            <text:p>1054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how Bookmarklet and Settings Data </text:p>
          </table:table-cell>
          <table:table-cell table:style-name="ce6" office:value-type="string" calcext:value-type="string">
            <text:p><text:a xlink:href="http://i.imgur.com/msbR8Xk.png" xlink:type="simple">http://i.imgur.com/msbR8Xk.png  </text:a>Clicking will show you your Settings as a URL and JSON like this <text:a xlink:href="http://i.imgur.com/59sqEFU.png" xlink:type="simple">http://i.imgur.com/59sqEFU.png</text:a> </text:p>
          </table:table-cell>
          <table:table-cell table:style-name="ce6" office:value-type="float" office:value="1055" calcext:value-type="float">
            <text:p>1055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anguage </text:p>
          </table:table-cell>
          <table:table-cell table:style-name="ce6" office:value-type="string" calcext:value-type="string">
            <text:p><text:a xlink:href="http://i.imgur.com/L74c87B.png" xlink:type="simple">http://i.imgur.com/L74c87B.png  </text:a>Adjusts the displayed language of DuckDuckGo (translations) </text:p>
          </table:table-cell>
          <table:table-cell table:style-name="ce6" office:value-type="float" office:value="1060" calcext:value-type="float">
            <text:p>1060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Changes the title link color for each result </text:p>
          </table:table-cell>
          <table:table-cell table:style-name="ce6" office:value-type="string" calcext:value-type="string">
            <text:p><text:a xlink:href="http://i.imgur.com/f1bLTY1.png" xlink:type="simple">http://i.imgur.com/f1bLTY1.png</text:a>  </text:p>
            <text:p> </text:p>
            <text:p>Description for "Result Title Color" which changes the color of the results.  </text:p>
          </table:table-cell>
          <table:table-cell table:style-name="ce6" office:value-type="float" office:value="1059" calcext:value-type="float">
            <text:p>1059</text:p>
          </table:table-cell>
          <table:table-cell table:style-name="ce6" office:value-type="string" calcext:value-type="string">
            <text:p>u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eset All Settings </text:p>
          </table:table-cell>
          <table:table-cell table:style-name="ce6" office:value-type="string" calcext:value-type="string">
            <text:p><text:a xlink:href="http://i.imgur.com/ktBWbzB.png" xlink:type="simple">http://i.imgur.com/ktBWbzB.png  </text:a>Resets your configuration  </text:p>
          </table:table-cell>
          <table:table-cell table:style-name="ce6" office:value-type="float" office:value="1061" calcext:value-type="float">
            <text:p>1061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esult Title Color </text:p>
          </table:table-cell>
          <table:table-cell table:style-name="ce6" office:value-type="string" calcext:value-type="string">
            <text:p><text:a xlink:href="http://i.imgur.com/M5H3oSv.png" xlink:type="simple">http://i.imgur.com/M5H3oSv.png  </text:a>Changes the color of the results.  </text:p>
          </table:table-cell>
          <table:table-cell table:style-name="ce6" office:value-type="float" office:value="1058" calcext:value-type="float">
            <text:p>1058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afe Search </text:p>
          </table:table-cell>
          <table:table-cell table:style-name="ce6" office:value-type="string" calcext:value-type="string">
            <text:p><text:a xlink:href="http://i.imgur.com/hcN6sIA.png" xlink:type="simple">http://i.imgur.com/hcN6sIA.png</text:a> </text:p>
          </table:table-cell>
          <table:table-cell table:style-name="ce6" office:value-type="float" office:value="1064" calcext:value-type="float">
            <text:p>1064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Your passphrase is used to generate a key using the Secure Hash Algorithm known as %sSHA-2%s, using a 512 bit key. </text:p>
          </table:table-cell>
          <table:table-cell table:style-name="ce6" office:value-type="string" calcext:value-type="string">
            <text:p><text:a xlink:href="http://i.imgur.com/AQ4Neq7.png" xlink:type="simple">http://i.imgur.com/AQ4Neq7.png  </text:a>Text describing how passphrases are encrypted </text:p>
          </table:table-cell>
          <table:table-cell table:style-name="ce6" office:value-type="float" office:value="1062" calcext:value-type="float">
            <text:p>1062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On &amp; Floating </text:p>
          </table:table-cell>
          <table:table-cell table:style-name="ce6" office:value-type="string" calcext:value-type="string">
            <text:p>Dropdown option for "Header Behavior" <text:a xlink:href="http://i.imgur.com/CIBuErV.png" xlink:type="simple">http://i.imgur.com/CIBuErV.png</text:a>  </text:p>
            <text:p> </text:p>
            <text:p>Controls how the search box header behaves. On and Floating means it will appear at the top and stay at the top as you scroll </text:p>
          </table:table-cell>
          <table:table-cell table:style-name="ce6" office:value-type="float" office:value="1065" calcext:value-type="float">
            <text:p>1065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Underline the title link for each result </text:p>
          </table:table-cell>
          <table:table-cell table:style-name="ce6" office:value-type="string" calcext:value-type="string">
            <text:p><text:a xlink:href="http://i.imgur.com/7M5ogIs.png" xlink:type="simple">http://i.imgur.com/7M5ogIs.png   </text:a>If, "On" --it will add an underline to result titles like this: </text:p>
            <text:p><text:a xlink:href="http://i.imgur.com/VRFC6VQ.png" xlink:type="simple">http://i.imgur.com/VRFC6VQ.png </text:a>If, "Off" --there will be no underline, like this: <text:a xlink:href="http://i.imgur.com/6MyezXn.png" xlink:type="simple">http://i.imgur.com/6MyezXn.png</text:a> </text:p>
          </table:table-cell>
          <table:table-cell table:style-name="ce6" office:value-type="float" office:value="1066" calcext:value-type="float">
            <text:p>1066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Opens results in new windows/tabs </text:p>
          </table:table-cell>
          <table:table-cell table:style-name="ce6" office:value-type="string" calcext:value-type="string">
            <text:p><text:a xlink:href="http://i.imgur.com/iCNwHqR.png" xlink:type="simple">http://i.imgur.com/iCNwHqR.png  </text:a>This setting controls how results open when you click on them.  </text:p>
          </table:table-cell>
          <table:table-cell table:style-name="ce6" office:value-type="float" office:value="1068" calcext:value-type="float">
            <text:p>1068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oad Cloud Settings </text:p>
          </table:table-cell>
          <table:table-cell table:style-name="ce6" office:value-type="string" calcext:value-type="string">
            <text:p>After clicking, "Load Settings" this appears as the title of that section: <text:a xlink:href="http://i.imgur.com/rJseWa6.png" xlink:type="simple">http://i.imgur.com/rJseWa6.png</text:a> </text:p>
          </table:table-cell>
          <table:table-cell table:style-name="ce6" office:value-type="float" office:value="1071" calcext:value-type="float">
            <text:p>1071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esult Description Color </text:p>
          </table:table-cell>
          <table:table-cell table:style-name="ce6" office:value-type="string" calcext:value-type="string">
            <text:p><text:a xlink:href="http://i.imgur.com/t65r7D9.png" xlink:type="simple">http://i.imgur.com/t65r7D9.png  </text:a>changes the color of the result descriptions like this: <text:a xlink:href="http://i.imgur.com/UOdZYpf.png" xlink:type="simple">http://i.imgur.com/UOdZYpf.png</text:a> </text:p>
          </table:table-cell>
          <table:table-cell table:style-name="ce6" office:value-type="float" office:value="1069" calcext:value-type="float">
            <text:p>1069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Hide pass phrase </text:p>
          </table:table-cell>
          <table:table-cell table:style-name="ce6" office:value-type="string" calcext:value-type="string">
            <text:p>"Hide pass phrase" appears in the Load Cloud Settings box: <text:a xlink:href="http://i.imgur.com/24xv6L8.png" xlink:type="simple">http://i.imgur.com/24xv6L8.png</text:a> </text:p>
          </table:table-cell>
          <table:table-cell table:style-name="ce6" office:value-type="float" office:value="1070" calcext:value-type="float">
            <text:p>1070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egion </text:p>
          </table:table-cell>
          <table:table-cell table:style-name="ce6" office:value-type="string" calcext:value-type="string">
            <text:p><text:a xlink:href="http://i.imgur.com/G0kt3wS.png" xlink:type="simple">http://i.imgur.com/G0kt3wS.png  </text:a>Setting to boost results for your region. </text:p>
          </table:table-cell>
          <table:table-cell table:style-name="ce6" office:value-type="float" office:value="1073" calcext:value-type="float">
            <text:p>1073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argest </text:p>
          </table:table-cell>
          <table:table-cell table:style-name="ce6" office:value-type="string" calcext:value-type="string">
            <text:p><text:a xlink:href="http://i.imgur.com/xdSUFar.png" xlink:type="simple">http://i.imgur.com/xdSUFar.png  </text:a>In the dropdown menu for, "Font Size"  </text:p>
          </table:table-cell>
          <table:table-cell table:style-name="ce6" office:value-type="float" office:value="1074" calcext:value-type="float">
            <text:p>1074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Terminal </text:p>
          </table:table-cell>
          <table:table-cell table:style-name="ce6" office:value-type="string" calcext:value-type="string">
            <text:p>An option under "Theme" </text:p>
            <text:p/>
            <text:p><text:a xlink:href="http://i.imgur.com/fFIMtgl.png" xlink:type="simple">http://i.imgur.com/fFIMtgl.png  </text:a>changes the look of DuckDuckGo to a Terminal, like this: <text:a xlink:href="http://i.imgur.com/BDN8Tfm.png" xlink:type="simple">http://i.imgur.com/BDN8Tfm.png</text:a> </text:p>
          </table:table-cell>
          <table:table-cell table:style-name="ce6" office:value-type="float" office:value="1072" calcext:value-type="float">
            <text:p>1072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Off completely </text:p>
          </table:table-cell>
          <table:table-cell table:style-name="ce6" office:value-type="string" calcext:value-type="string">
            <text:p><text:a xlink:href="http://i.imgur.com/IIajEkj.png" xlink:type="simple">http://i.imgur.com/IIajEkj.png  </text:a>Dropdown option under, "Header Behavior". If, "off completely" it prevents the search bar header from being shown. </text:p>
          </table:table-cell>
          <table:table-cell table:style-name="ce6" office:value-type="float" office:value="1075" calcext:value-type="float">
            <text:p>1075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number-columns-repeated="4"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age 9</text:p>
          </table:table-cell>
          <table:table-cell table:number-columns-repeated="2" table:style-name="ce6" office:value-type="string" calcext:value-type="string">
            <text:p> 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6" office:value-type="string" calcext:value-type="string">
            <text:p>Take a Tour </text:p>
          </table:table-cell>
          <table:table-cell table:style-name="ce6" office:value-type="string" calcext:value-type="string">
            <text:p><text:a xlink:href="http://i.imgur.com/teLAa61.png" xlink:type="simple">http://i.imgur.com/teLAa61.png</text:a> </text:p>
          </table:table-cell>
          <table:table-cell table:style-name="ce6" office:value-type="float" office:value="1117" calcext:value-type="float">
            <text:p>1117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The search engine that doesn't track you. </text:p>
          </table:table-cell>
          <table:table-cell table:style-name="ce6" office:value-type="string" calcext:value-type="string">
            <text:p>For rotating carousel on the home page. See screenshot: <text:a xlink:href="http://i.imgur.com/nfMmIe1.png" xlink:type="simple">http://i.imgur.com/nfMmIe1.png</text:a> </text:p>
          </table:table-cell>
          <table:table-cell table:style-name="ce6" office:value-type="float" office:value="1119" calcext:value-type="float">
            <text:p>1119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egion Setting </text:p>
          </table:table-cell>
          <table:table-cell table:style-name="ce6" office:value-type="string" calcext:value-type="string">
            <text:p>This text is OLD and not in use.  </text:p>
            <text:p> </text:p>
            <text:p>IF translated, it's meant to refer to the Setting which controls Region: <text:a xlink:href="http://i.imgur.com/aYsZwbp.png" xlink:type="simple">http://i.imgur.com/aYsZwbp.png</text:a> </text:p>
          </table:table-cell>
          <table:table-cell table:style-name="ce6" office:value-type="float" office:value="1163" calcext:value-type="float">
            <text:p>1163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>
          <table:table-cell table:number-columns-repeated="4" table:style-name="ce6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ge 10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OT icons </text:p>
          </table:table-cell>
          <table:table-cell table:style-name="ce6" office:value-type="string" calcext:value-type="string">
            <text:p>Open Settings and go to Appearance, at the end of the page you see: </text:p>
            <text:p><text:a xlink:href="http://i.imgur.com/MsJGwfy.png" xlink:type="simple">http://i.imgur.com/MsJGwfy.png</text:a> </text:p>
          </table:table-cell>
          <table:table-cell table:style-name="ce6" office:value-type="float" office:value="1256" calcext:value-type="float">
            <text:p>1256</text:p>
          </table:table-cell>
          <table:table-cell table:style-name="ce6" office:value-type="string" calcext:value-type="string">
            <text:p>y </text:p>
          </table:table-cell>
          <table:table-cell table:number-columns-repeated="1020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-00-0000</text:date>, <text:time style:data-style-name="N2" text:time-value="20:46:54.19884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22:28:13.664691000</meta:creation-date>
    <dc:date>2015-06-12T20:50:59.042963000</dc:date>
    <meta:editing-duration>PT14M31S</meta:editing-duration>
    <meta:editing-cycles>7</meta:editing-cycles>
    <meta:generator>LibreOffice/4.4.0.3$MacOSX_X86_64 LibreOffice_project/de093506bcdc5fafd9023ee680b8c60e3e0645d7</meta:generator>
    <meta:document-statistic meta:table-count="1" meta:cell-count="705" meta:object-count="0"/>
  </office:meta>
</office:document-meta>
</file>